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tegory_relcov_gst" table:style-name="ta1">
        <table:shapes>
          <draw:frame draw:z-index="0" draw:style-name="gr1" draw:text-style-name="P1" svg:width="474.25mm" svg:height="215.95mm" svg:x="0.55mm" svg:y="45.42mm">
            <loext:p draw:notify-on-update-of-ranges="category_relcov_gst.A2:category_relcov_gst.A8 category_relcov_gst.B1:category_relcov_gst.B1 category_relcov_gst.B2:category_relcov_gst.B8 category_relcov_gst.C1:category_relcov_gst.C1 category_relcov_gst.C2:category_relcov_gst.C8 category_relcov_gst.D1:category_relcov_gst.D1 category_relcov_gst.D2:category_relcov_gst.D8 category_relcov_gst.E1:category_relcov_gst.E1 category_relcov_gst.E2:category_relcov_gst.E8 category_relcov_gst.F1:category_relcov_gst.F1 category_relcov_gst.F2:category_relcov_gst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Middle_class</text:p>
          </table:table-cell>
          <table:table-cell office:value-type="string" calcext:value-type="string">
            <text:p>Neo_liberal</text:p>
          </table:table-cell>
          <table:table-cell office:value-type="string" calcext:value-type="string">
            <text:p>Informal_sector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The Hindu</text:p>
          </table:table-cell>
          <table:table-cell office:value-type="float" office:value="0.0286349958613002" calcext:value-type="float">
            <text:p>0.0286349959</text:p>
          </table:table-cell>
          <table:table-cell office:value-type="float" office:value="0.510538734825363" calcext:value-type="float">
            <text:p>0.5105387348</text:p>
          </table:table-cell>
          <table:table-cell office:value-type="float" office:value="0.217936235125072" calcext:value-type="float">
            <text:p>0.2179362351</text:p>
          </table:table-cell>
          <table:table-cell office:value-type="float" office:value="0.0473823188678646" calcext:value-type="float">
            <text:p>0.0473823189</text:p>
          </table:table-cell>
          <table:table-cell office:value-type="float" office:value="0.788710004609364" calcext:value-type="float">
            <text:p>0.7887100046</text:p>
          </table:table-cell>
        </table:table-row>
        <table:table-row table:style-name="ro1">
          <table:table-cell office:value-type="string" calcext:value-type="string">
            <text:p>Hindustan Times</text:p>
          </table:table-cell>
          <table:table-cell office:value-type="float" office:value="0.0237998426414416" calcext:value-type="float">
            <text:p>0.0237998426</text:p>
          </table:table-cell>
          <table:table-cell office:value-type="float" office:value="0.51234446351046" calcext:value-type="float">
            <text:p>0.5123444635</text:p>
          </table:table-cell>
          <table:table-cell office:value-type="float" office:value="0.420597434015533" calcext:value-type="float">
            <text:p>0.420597434</text:p>
          </table:table-cell>
          <table:table-cell office:value-type="float" office:value="0.00876468417046211" calcext:value-type="float">
            <text:p>0.0087646842</text:p>
          </table:table-cell>
          <table:table-cell office:value-type="float" office:value="0.766244969598088" calcext:value-type="float">
            <text:p>0.7662449696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0.0223565606234609" calcext:value-type="float">
            <text:p>0.0223565606</text:p>
          </table:table-cell>
          <table:table-cell office:value-type="float" office:value="0.405588089706648" calcext:value-type="float">
            <text:p>0.4055880897</text:p>
          </table:table-cell>
          <table:table-cell office:value-type="float" office:value="0.27772741100069" calcext:value-type="float">
            <text:p>0.277727411</text:p>
          </table:table-cell>
          <table:table-cell office:value-type="float" office:value="0.0214201601784992" calcext:value-type="float">
            <text:p>0.0214201602</text:p>
          </table:table-cell>
          <table:table-cell office:value-type="float" office:value="0.792752800787022" calcext:value-type="float">
            <text:p>0.7927528008</text:p>
          </table:table-cell>
        </table:table-row>
        <table:table-row table:style-name="ro1">
          <table:table-cell office:value-type="string" calcext:value-type="string">
            <text:p>Telegraph</text:p>
          </table:table-cell>
          <table:table-cell office:value-type="float" office:value="0.033994835121176" calcext:value-type="float">
            <text:p>0.0339948351</text:p>
          </table:table-cell>
          <table:table-cell office:value-type="float" office:value="0.548205204608661" calcext:value-type="float">
            <text:p>0.5482052046</text:p>
          </table:table-cell>
          <table:table-cell office:value-type="float" office:value="0.516358760429082" calcext:value-type="float">
            <text:p>0.5163587604</text:p>
          </table:table-cell>
          <table:table-cell office:value-type="float" office:value="0.0151748112832737" calcext:value-type="float">
            <text:p>0.0151748113</text:p>
          </table:table-cell>
          <table:table-cell office:value-type="float" office:value="0.755720103297576" calcext:value-type="float">
            <text:p>0.7557201033</text:p>
          </table:table-cell>
        </table:table-row>
        <table:table-row table:style-name="ro1">
          <table:table-cell office:value-type="string" calcext:value-type="string">
            <text:p>New Indian Express</text:p>
          </table:table-cell>
          <table:table-cell office:value-type="float" office:value="0.0258573249374579" calcext:value-type="float">
            <text:p>0.0258573249</text:p>
          </table:table-cell>
          <table:table-cell office:value-type="float" office:value="0.484269593626556" calcext:value-type="float">
            <text:p>0.4842695936</text:p>
          </table:table-cell>
          <table:table-cell office:value-type="float" office:value="0.493685303317341" calcext:value-type="float">
            <text:p>0.4936853033</text:p>
          </table:table-cell>
          <table:table-cell office:value-type="float" office:value="0.0328176047718597" calcext:value-type="float">
            <text:p>0.0328176048</text:p>
          </table:table-cell>
          <table:table-cell office:value-type="float" office:value="0.799756947629093" calcext:value-type="float">
            <text:p>0.7997569476</text:p>
          </table:table-cell>
        </table:table-row>
        <table:table-row table:style-name="ro1">
          <table:table-cell office:value-type="string" calcext:value-type="string">
            <text:p>Indian Express</text:p>
          </table:table-cell>
          <table:table-cell office:value-type="float" office:value="0.142076566744371" calcext:value-type="float">
            <text:p>0.1420765667</text:p>
          </table:table-cell>
          <table:table-cell office:value-type="float" office:value="0.333591046170947" calcext:value-type="float">
            <text:p>0.3335910462</text:p>
          </table:table-cell>
          <table:table-cell office:value-type="float" office:value="0.249157552352801" calcext:value-type="float">
            <text:p>0.2491575524</text:p>
          </table:table-cell>
          <table:table-cell office:value-type="float" office:value="0.0245464969926994" calcext:value-type="float">
            <text:p>0.024546497</text:p>
          </table:table-cell>
          <table:table-cell office:value-type="float" office:value="0.905399864895997" calcext:value-type="float">
            <text:p>0.9053998649</text:p>
          </table:table-cell>
        </table:table-row>
        <table:table-row table:style-name="ro1">
          <table:table-cell office:value-type="string" calcext:value-type="string">
            <text:p>Deccan Herald</text:p>
          </table:table-cell>
          <table:table-cell office:value-type="float" office:value="0.0234613393975848" calcext:value-type="float">
            <text:p>0.0234613394</text:p>
          </table:table-cell>
          <table:table-cell office:value-type="float" office:value="0.509215277597373" calcext:value-type="float">
            <text:p>0.5092152776</text:p>
          </table:table-cell>
          <table:table-cell office:value-type="float" office:value="0.518388090779926" calcext:value-type="float">
            <text:p>0.5183880908</text:p>
          </table:table-cell>
          <table:table-cell office:value-type="float" office:value="0.0142945211912417" calcext:value-type="float">
            <text:p>0.0142945212</text:p>
          </table:table-cell>
          <table:table-cell office:value-type="float" office:value="0.745799020420887" calcext:value-type="float">
            <text:p>0.7457990204</text:p>
          </table:table-cell>
        </table:table-row>
      </table:table>
      <table:table table:name="Sheet2" table:style-name="ta1">
        <table:shapes>
          <draw:frame draw:z-index="0" draw:style-name="gr1" draw:text-style-name="P1" svg:width="381.89mm" svg:height="195.76mm" svg:x="91.41mm" svg:y="1.06mm">
            <loext:p draw:notify-on-update-of-ranges="Sheet2.A2:Sheet2.A6 Sheet2.B1:Sheet2.B1 Sheet2.B2:Sheet2.B6 Sheet2.C1:Sheet2.C1 Sheet2.C2:Sheet2.C6 Sheet2.D1:Sheet2.D1 Sheet2.D2:Sheet2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I</text:p>
          </table:table-cell>
          <table:table-cell office:value-type="string" calcext:value-type="string">
            <text:p>QH Data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186461459176303" calcext:value-type="float">
            <text:p>0.1864614592</text:p>
          </table:table-cell>
          <table:table-cell office:value-type="float" office:value="0.223192019950125" calcext:value-type="float">
            <text:p>0.22319202</text:p>
          </table:table-cell>
          <table:table-cell office:value-type="float" office:value="0.0264900662251656" calcext:value-type="float">
            <text:p>0.0264900662</text:p>
          </table:table-cell>
        </table:table-row>
        <table:table-row table:style-name="ro1">
          <table:table-cell office:value-type="string" calcext:value-type="string">
            <text:p>middle_class</text:p>
          </table:table-cell>
          <table:table-cell office:value-type="float" office:value="0.423173847358734" calcext:value-type="float">
            <text:p>0.4231738474</text:p>
          </table:table-cell>
          <table:table-cell office:value-type="float" office:value="0.441812136325852" calcext:value-type="float">
            <text:p>0.4418121363</text:p>
          </table:table-cell>
          <table:table-cell office:value-type="float" office:value="0.490066225165563" calcext:value-type="float">
            <text:p>0.4900662252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float" office:value="0.175851809302458" calcext:value-type="float">
            <text:p>0.1758518093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00662251655629139" calcext:value-type="float">
            <text:p>0.0066225166</text:p>
          </table:table-cell>
        </table:table-row>
        <table:table-row table:style-name="ro1">
          <table:table-cell office:value-type="string" calcext:value-type="string">
            <text:p>informal_sector</text:p>
          </table:table-cell>
          <table:table-cell office:value-type="float" office:value="0.023895263645928" calcext:value-type="float">
            <text:p>0.0238952636</text:p>
          </table:table-cell>
          <table:table-cell office:value-type="float" office:value="0.0203657522859518" calcext:value-type="float">
            <text:p>0.0203657523</text:p>
          </table:table-cell>
          <table:table-cell office:value-type="float" office:value="0.0860927152317881" calcext:value-type="float">
            <text:p>0.0860927152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0.786895610370587" calcext:value-type="float">
            <text:p>0.7868956104</text:p>
          </table:table-cell>
          <table:table-cell office:value-type="float" office:value="0.800914380714879" calcext:value-type="float">
            <text:p>0.8009143807</text:p>
          </table:table-cell>
          <table:table-cell office:value-type="float" office:value="0.960264900662252" calcext:value-type="float">
            <text:p>0.9602649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13:15:19.259795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3:15:44.894113092</dc:date>
    <meta:editing-duration>PT9M47S</meta:editing-duration>
    <meta:editing-cycles>7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426cm" svg:height="21.596cm" xlink:href=".." xlink:type="simple" chart:class="chart:bar" chart:style-name="ch1">
        <chart:legend chart:legend-position="end" svg:x="41.198cm" svg:y="8.387cm" style:legend-expansion="high" chart:style-name="ch2"/>
        <chart:plot-area chart:style-name="ch3" table:cell-range-address="category_relcov_gst.A2:category_relcov_gst.F8 category_relcov_gst.B1:category_relcov_gst.F1" chart:data-source-has-labels="both" svg:x="2.617cm" svg:y="0.431cm" svg:width="37.633cm" svg:height="20.734cm">
          <chartooo:coordinate-region svg:x="3.582cm" svg:y="0.431cm" svg:width="36.668cm" svg:height="15.078cm"/>
          <chart:axis chart:dimension="x" chart:name="primary-x" chart:style-name="ch4" chartooo:axis-type="auto">
            <chartooo:date-scale/>
            <chart:categories table:cell-range-address="category_relcov_gst.A2:category_relcov_gst.A8"/>
          </chart:axis>
          <chart:axis chart:dimension="y" chart:name="primary-y" chart:style-name="ch5">
            <chart:title svg:x="1.287cm" svg:y="11.167cm" chart:style-name="ch6">
              <text:p>Constituencies</text:p>
            </chart:title>
            <chart:grid chart:style-name="ch7" chart:class="major"/>
          </chart:axis>
          <chart:series chart:style-name="ch8" chart:values-cell-range-address="category_relcov_gst.B2:category_relcov_gst.B8" chart:label-cell-address="category_relcov_gst.B1:category_relcov_gst.B1" chart:class="chart:bar">
            <chart:data-point chart:repeated="7"/>
          </chart:series>
          <chart:series chart:style-name="ch9" chart:values-cell-range-address="category_relcov_gst.C2:category_relcov_gst.C8" chart:label-cell-address="category_relcov_gst.C1:category_relcov_gst.C1" chart:class="chart:bar">
            <chart:data-point chart:repeated="7"/>
          </chart:series>
          <chart:series chart:style-name="ch10" chart:values-cell-range-address="category_relcov_gst.D2:category_relcov_gst.D8" chart:label-cell-address="category_relcov_gst.D1:category_relcov_gst.D1" chart:class="chart:bar">
            <chart:data-point chart:repeated="7"/>
          </chart:series>
          <chart:series chart:style-name="ch11" chart:values-cell-range-address="category_relcov_gst.E2:category_relcov_gst.E8" chart:label-cell-address="category_relcov_gst.E1:category_relcov_gst.E1" chart:class="chart:bar">
            <chart:data-point chart:repeated="7"/>
          </chart:series>
          <chart:series chart:style-name="ch12" chart:values-cell-range-address="category_relcov_gst.F2:category_relcov_gst.F8" chart:label-cell-address="category_relcov_gst.F1:category_relcov_gst.F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lfare</text:p>
                <draw:g>
                  <svg:desc>category_relcov_gst.B1:category_relcov_gst.B1</svg:desc>
                </draw:g>
              </table:table-cell>
              <table:table-cell office:value-type="string">
                <text:p>Middle_class</text:p>
                <draw:g>
                  <svg:desc>category_relcov_gst.C1:category_relcov_gst.C1</svg:desc>
                </draw:g>
              </table:table-cell>
              <table:table-cell office:value-type="string">
                <text:p>Neo_liberal</text:p>
                <draw:g>
                  <svg:desc>category_relcov_gst.D1:category_relcov_gst.D1</svg:desc>
                </draw:g>
              </table:table-cell>
              <table:table-cell office:value-type="string">
                <text:p>Informal_sector</text:p>
                <draw:g>
                  <svg:desc>category_relcov_gst.E1:category_relcov_gst.E1</svg:desc>
                </draw:g>
              </table:table-cell>
              <table:table-cell office:value-type="string">
                <text:p>Government</text:p>
                <draw:g>
                  <svg:desc>category_relcov_gst.F1:category_relcov_g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e Hindu</text:p>
                <draw:g>
                  <svg:desc>category_relcov_gst.A2:category_relcov_gst.A8</svg:desc>
                </draw:g>
              </table:table-cell>
              <table:table-cell office:value-type="float" office:value="0.0286349958613002">
                <text:p>0.0286349958613002</text:p>
                <draw:g>
                  <svg:desc>category_relcov_gst.B2:category_relcov_gst.B8</svg:desc>
                </draw:g>
              </table:table-cell>
              <table:table-cell office:value-type="float" office:value="0.510538734825363">
                <text:p>0.510538734825363</text:p>
                <draw:g>
                  <svg:desc>category_relcov_gst.C2:category_relcov_gst.C8</svg:desc>
                </draw:g>
              </table:table-cell>
              <table:table-cell office:value-type="float" office:value="0.217936235125072">
                <text:p>0.217936235125072</text:p>
                <draw:g>
                  <svg:desc>category_relcov_gst.D2:category_relcov_gst.D8</svg:desc>
                </draw:g>
              </table:table-cell>
              <table:table-cell office:value-type="float" office:value="0.0473823188678646">
                <text:p>0.0473823188678646</text:p>
                <draw:g>
                  <svg:desc>category_relcov_gst.E2:category_relcov_gst.E8</svg:desc>
                </draw:g>
              </table:table-cell>
              <table:table-cell office:value-type="float" office:value="0.788710004609364">
                <text:p>0.788710004609364</text:p>
                <draw:g>
                  <svg:desc>category_relcov_gst.F2:category_relcov_gst.F8</svg:desc>
                </draw:g>
              </table:table-cell>
            </table:table-row>
            <table:table-row>
              <table:table-cell office:value-type="string">
                <text:p>Hindustan Times</text:p>
              </table:table-cell>
              <table:table-cell office:value-type="float" office:value="0.0237998426414416">
                <text:p>0.0237998426414416</text:p>
              </table:table-cell>
              <table:table-cell office:value-type="float" office:value="0.51234446351046">
                <text:p>0.51234446351046</text:p>
              </table:table-cell>
              <table:table-cell office:value-type="float" office:value="0.420597434015533">
                <text:p>0.420597434015533</text:p>
              </table:table-cell>
              <table:table-cell office:value-type="float" office:value="0.00876468417046211">
                <text:p>0.00876468417046211</text:p>
              </table:table-cell>
              <table:table-cell office:value-type="float" office:value="0.766244969598088">
                <text:p>0.766244969598088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0223565606234609">
                <text:p>0.0223565606234609</text:p>
              </table:table-cell>
              <table:table-cell office:value-type="float" office:value="0.405588089706648">
                <text:p>0.405588089706648</text:p>
              </table:table-cell>
              <table:table-cell office:value-type="float" office:value="0.27772741100069">
                <text:p>0.27772741100069</text:p>
              </table:table-cell>
              <table:table-cell office:value-type="float" office:value="0.0214201601784992">
                <text:p>0.0214201601784992</text:p>
              </table:table-cell>
              <table:table-cell office:value-type="float" office:value="0.792752800787022">
                <text:p>0.792752800787022</text:p>
              </table:table-cell>
            </table:table-row>
            <table:table-row>
              <table:table-cell office:value-type="string">
                <text:p>Telegraph</text:p>
              </table:table-cell>
              <table:table-cell office:value-type="float" office:value="0.033994835121176">
                <text:p>0.033994835121176</text:p>
              </table:table-cell>
              <table:table-cell office:value-type="float" office:value="0.548205204608661">
                <text:p>0.548205204608661</text:p>
              </table:table-cell>
              <table:table-cell office:value-type="float" office:value="0.516358760429082">
                <text:p>0.516358760429082</text:p>
              </table:table-cell>
              <table:table-cell office:value-type="float" office:value="0.0151748112832737">
                <text:p>0.0151748112832737</text:p>
              </table:table-cell>
              <table:table-cell office:value-type="float" office:value="0.755720103297576">
                <text:p>0.755720103297576</text:p>
              </table:table-cell>
            </table:table-row>
            <table:table-row>
              <table:table-cell office:value-type="string">
                <text:p>New Indian Express</text:p>
              </table:table-cell>
              <table:table-cell office:value-type="float" office:value="0.0258573249374579">
                <text:p>0.0258573249374579</text:p>
              </table:table-cell>
              <table:table-cell office:value-type="float" office:value="0.484269593626556">
                <text:p>0.484269593626556</text:p>
              </table:table-cell>
              <table:table-cell office:value-type="float" office:value="0.493685303317341">
                <text:p>0.493685303317341</text:p>
              </table:table-cell>
              <table:table-cell office:value-type="float" office:value="0.0328176047718597">
                <text:p>0.0328176047718597</text:p>
              </table:table-cell>
              <table:table-cell office:value-type="float" office:value="0.799756947629093">
                <text:p>0.799756947629093</text:p>
              </table:table-cell>
            </table:table-row>
            <table:table-row>
              <table:table-cell office:value-type="string">
                <text:p>Indian Express</text:p>
              </table:table-cell>
              <table:table-cell office:value-type="float" office:value="0.142076566744371">
                <text:p>0.142076566744371</text:p>
              </table:table-cell>
              <table:table-cell office:value-type="float" office:value="0.333591046170947">
                <text:p>0.333591046170947</text:p>
              </table:table-cell>
              <table:table-cell office:value-type="float" office:value="0.249157552352801">
                <text:p>0.249157552352801</text:p>
              </table:table-cell>
              <table:table-cell office:value-type="float" office:value="0.0245464969926994">
                <text:p>0.0245464969926994</text:p>
              </table:table-cell>
              <table:table-cell office:value-type="float" office:value="0.905399864895997">
                <text:p>0.905399864895997</text:p>
              </table:table-cell>
            </table:table-row>
            <table:table-row>
              <table:table-cell office:value-type="string">
                <text:p>Deccan Herald</text:p>
              </table:table-cell>
              <table:table-cell office:value-type="float" office:value="0.0234613393975848">
                <text:p>0.0234613393975848</text:p>
              </table:table-cell>
              <table:table-cell office:value-type="float" office:value="0.509215277597373">
                <text:p>0.509215277597373</text:p>
              </table:table-cell>
              <table:table-cell office:value-type="float" office:value="0.518388090779926">
                <text:p>0.518388090779926</text:p>
              </table:table-cell>
              <table:table-cell office:value-type="float" office:value="0.0142945211912417">
                <text:p>0.0142945211912417</text:p>
              </table:table-cell>
              <table:table-cell office:value-type="float" office:value="0.745799020420887">
                <text:p>0.745799020420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19cm" svg:height="19.577cm" xlink:href=".." xlink:type="simple" chart:class="chart:bar" chart:style-name="ch1">
        <chart:title svg:x="18.424cm" svg:y="0.527cm" chart:style-name="ch2">
          <text:p>GST</text:p>
        </chart:title>
        <chart:legend chart:legend-position="end" svg:x="34.472cm" svg:y="8.752cm" style:legend-expansion="high" chart:style-name="ch3"/>
        <chart:plot-area chart:style-name="ch4" table:cell-range-address="Sheet2.A2:Sheet2.D6 Sheet2.B1:Sheet2.D1" chart:data-source-has-labels="both" svg:x="2.066cm" svg:y="1.865cm" svg:width="31.643cm" svg:height="16.048cm">
          <chartooo:coordinate-region svg:x="3.031cm" svg:y="2.145cm" svg:width="30.678cm" svg:height="14.962cm"/>
          <chart:axis chart:dimension="x" chart:name="primary-x" chart:style-name="ch5" chartooo:axis-type="auto">
            <chartooo:date-scale/>
            <chart:title svg:x="16.686cm" svg:y="18.304cm" chart:style-name="ch6">
              <text:p>Category</text:p>
            </chart:title>
            <chart:categories table:cell-range-address="Sheet2.A2:Sheet2.A6"/>
          </chart:axis>
          <chart:axis chart:dimension="y" chart:name="primary-y" chart:style-name="ch7">
            <chart:title svg:x="0.451cm" svg:y="11.156cm" chart:style-name="ch8">
              <text:p>Coverage</text:p>
            </chart:title>
            <chart:grid chart:style-name="ch9" chart:class="major"/>
          </chart:axis>
          <chart:series chart:style-name="ch10" chart:values-cell-range-address="Sheet2.B2:Sheet2.B6" chart:label-cell-address="Sheet2.B1:Sheet2.B1" chart:class="chart:bar">
            <chart:data-point chart:repeated="5"/>
          </chart:series>
          <chart:series chart:style-name="ch11" chart:values-cell-range-address="Sheet2.C2:Sheet2.C6" chart:label-cell-address="Sheet2.C1:Sheet2.C1" chart:class="chart:bar">
            <chart:data-point chart:repeated="5"/>
          </chart:series>
          <chart:series chart:style-name="ch12" chart:values-cell-range-address="Sheet2.D2:Sheet2.D6" chart:label-cell-address="Sheet2.D1:Sheet2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Sheet2.B1:Sheet2.B1</svg:desc>
                </draw:g>
              </table:table-cell>
              <table:table-cell office:value-type="string">
                <text:p>TweetFoI</text:p>
                <draw:g>
                  <svg:desc>Sheet2.C1:Sheet2.C1</svg:desc>
                </draw:g>
              </table:table-cell>
              <table:table-cell office:value-type="string">
                <text:p>QH Data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or</text:p>
                <draw:g>
                  <svg:desc>Sheet2.A2:Sheet2.A6</svg:desc>
                </draw:g>
              </table:table-cell>
              <table:table-cell office:value-type="float" office:value="0.186461459176303">
                <text:p>0.186461459176303</text:p>
                <draw:g>
                  <svg:desc>Sheet2.B2:Sheet2.B6</svg:desc>
                </draw:g>
              </table:table-cell>
              <table:table-cell office:value-type="float" office:value="0.223192019950125">
                <text:p>0.223192019950125</text:p>
                <draw:g>
                  <svg:desc>Sheet2.C2:Sheet2.C6</svg:desc>
                </draw:g>
              </table:table-cell>
              <table:table-cell office:value-type="float" office:value="0.0264900662251656">
                <text:p>0.0264900662251656</text:p>
                <draw:g>
                  <svg:desc>Sheet2.D2:Sheet2.D6</svg:desc>
                </draw:g>
              </table:table-cell>
            </table:table-row>
            <table:table-row>
              <table:table-cell office:value-type="string">
                <text:p>middle_class</text:p>
              </table:table-cell>
              <table:table-cell office:value-type="float" office:value="0.423173847358734">
                <text:p>0.423173847358734</text:p>
              </table:table-cell>
              <table:table-cell office:value-type="float" office:value="0.441812136325852">
                <text:p>0.441812136325852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0.175851809302458">
                <text:p>0.17585180930245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string">
                <text:p>informal_sector</text:p>
              </table:table-cell>
              <table:table-cell office:value-type="float" office:value="0.023895263645928">
                <text:p>0.023895263645928</text:p>
              </table:table-cell>
              <table:table-cell office:value-type="float" office:value="0.0203657522859518">
                <text:p>0.0203657522859518</text:p>
              </table:table-cell>
              <table:table-cell office:value-type="float" office:value="0.0860927152317881">
                <text:p>0.0860927152317881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786895610370587">
                <text:p>0.786895610370587</text:p>
              </table:table-cell>
              <table:table-cell office:value-type="float" office:value="0.800914380714879">
                <text:p>0.800914380714879</text:p>
              </table:table-cell>
              <table:table-cell office:value-type="float" office:value="0.960264900662252">
                <text:p>0.960264900662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